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396in" fo:margin-left="-0.5417in" table:align="left" style:writing-mode="rl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31in"/>
    </style:style>
    <style:style style:name="Table1.B5" style:family="table-cell">
      <style:table-cell-properties style:vertical-align="middle" fo:padding="0.0382in" fo:border="none"/>
    </style:style>
    <style:style style:name="Table1.D5" style:family="table-cell">
      <style:table-cell-properties style:vertical-align="bottom" fo:padding="0.0382in" fo:border="none"/>
    </style:style>
    <style:style style:name="Table1.6" style:family="table-row">
      <style:table-row-properties style:min-row-height="0.5958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>
      <style:paragraph-properties fo:text-align="end"/>
      <style:text-properties style:text-line-through-style="none" style:font-name="Arial Unicode MS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Arial Unicode MS1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Arial Unicode MS1" fo:font-size="8pt" fo:font-style="normal" style:text-underline-style="none" fo:font-weight="bold"/>
    </style:style>
    <style:style style:name="P27" style:family="paragraph">
      <style:paragraph-properties fo:text-align="end"/>
      <style:text-properties style:text-line-through-style="none" style:font-name="Arial Unicode MS1" fo:font-size="9pt" fo:font-style="normal" style:text-underline-style="none" fo:font-weight="bold"/>
    </style:style>
    <style:style style:name="P28" style:family="paragraph">
      <style:paragraph-properties fo:text-align="end"/>
      <style:text-properties style:text-line-through-style="none" style:font-name="Liberation Serif1" fo:font-size="8pt" fo:font-style="normal" style:text-underline-style="none" fo:font-weight="bold"/>
    </style:style>
    <style:style style:name="P29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2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First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0" form:id="control10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11" form:id="control11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2" form:id="control12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3" form:id="control13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4" form:id="control14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5" form:id="control15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16" form:id="control16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8" form:id="control18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9" form:id="control19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0" form:id="control20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1" form:id="control21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Major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5" form:id="control25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tream" form:control-implementation="ooo:com.sun.star.form.component.TextField" xml:id="control26" form:id="control26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7" form:id="control27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9" form:id="control29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Gender" form:control-implementation="ooo:com.sun.star.form.component.TextField" xml:id="control30" form:id="control30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3" svg:width="1.2496in" svg:height="0.1976in" svg:x="5.25in" svg:y="1.25in" draw:control="control1"/>
      <draw:control text:anchor-type="page" text:anchor-page-number="1" draw:z-index="2" draw:style-name="gr1" draw:text-style-name="P23" svg:width="2.5106in" svg:height="0.1969in" svg:x="4in" svg:y="1.5472in" draw:control="control3"/>
      <draw:control text:anchor-type="page" text:anchor-page-number="1" draw:z-index="4" draw:style-name="gr1" draw:text-style-name="P23" svg:width="2.4933in" svg:height="0.2406in" svg:x="3.9992in" svg:y="1.8543in" draw:control="control5"/>
      <draw:control text:anchor-type="page" text:anchor-page-number="1" draw:z-index="6" draw:style-name="gr5" draw:text-style-name="P23" svg:width="2.4933in" svg:height="0.1976in" svg:x="4.0098in" svg:y="2.1984in" draw:control="control23"/>
      <draw:control text:anchor-type="page" text:anchor-page-number="1" draw:z-index="7" draw:style-name="gr1" draw:text-style-name="P23" svg:width="1.7717in" svg:height="0.1969in" svg:x="0.6043in" svg:y="2.8528in" draw:control="control31"/>
      <draw:control text:anchor-type="page" text:anchor-page-number="1" draw:z-index="12" draw:style-name="gr1" draw:text-style-name="P24" svg:width="2.5004in" svg:height="0.2378in" svg:x="3.9992in" svg:y="2.6563in" draw:control="control17"/>
      <draw:control text:anchor-type="page" text:anchor-page-number="1" draw:z-index="18" draw:style-name="gr1" draw:text-style-name="P26" svg:width="0.798in" svg:height="0.2004in" svg:x="7.3626in" svg:y="2.1756in" draw:control="control27"/>
      <draw:control text:anchor-type="page" text:anchor-page-number="1" draw:z-index="21" draw:style-name="gr1" draw:text-style-name="P26" svg:width="1.0315in" svg:height="0.1768in" svg:x="7.1311in" svg:y="2.6866in" draw:control="control20"/>
      <draw:control text:anchor-type="page" text:anchor-page-number="1" draw:z-index="22" draw:style-name="gr5" draw:text-style-name="P24" svg:width="1.0524in" svg:height="0.2713in" svg:x="2.7508in" svg:y="3.2598in" draw:control="control26"/>
      <draw:control text:anchor-type="page" text:anchor-page-number="1" draw:z-index="23" draw:style-name="gr1" draw:text-style-name="P26" svg:width="1.1134in" svg:height="0.2461in" svg:x="7.0409in" svg:y="3.2563in" draw:control="control28"/>
      <draw:control text:anchor-type="page" text:anchor-page-number="1" draw:z-index="24" draw:style-name="gr9" draw:text-style-name="P28" svg:width="0.9976in" svg:height="0.1642in" svg:x="7.1665in" svg:y="1.2307in" draw:control="control11"/>
      <draw:control text:anchor-type="page" text:anchor-page-number="1" draw:z-index="25" draw:style-name="gr10" draw:text-style-name="P29" svg:width="3.1134in" svg:height="0.198in" svg:x="3.0598in" svg:y="0.2591in" draw:control="control12"/>
      <draw:control text:anchor-type="page" text:anchor-page-number="1" draw:z-index="26" draw:style-name="gr10" draw:text-style-name="P30" svg:width="3.1043in" svg:height="0.2606in" svg:x="3.0701in" svg:y="0.6756in" draw:control="control13"/>
      <draw:control text:anchor-type="page" text:anchor-page-number="1" draw:z-index="27" draw:style-name="gr11" draw:text-style-name="P31" svg:width="0.7606in" svg:height="0.2295in" svg:x="7.6043in" svg:y="0.9201in" draw:control="control14"/>
      <draw:control text:anchor-type="page" text:anchor-page-number="1" draw:z-index="28" draw:style-name="gr10" draw:text-style-name="P32" svg:width="1.9059in" svg:height="0.2106in" svg:x="5.5425in" svg:y="0.9362in" draw:control="control15"/>
      <draw:control text:anchor-type="page" text:anchor-page-number="1" draw:z-index="29" draw:style-name="gr10" draw:text-style-name="P30" svg:width="3.115in" svg:height="0.2189in" svg:x="3.0598in" svg:y="0.4571in" draw:control="control16"/>
      <draw:line text:anchor-type="page" text:anchor-page-number="1" draw:z-index="30" draw:style-name="gr12" draw:text-style-name="P33" svg:x1="0.8799in" svg:y1="3.6091in" svg:x2="7.9815in" svg:y2="3.6091in">
        <text:p/>
      </draw:line>
      <text:p text:style-name="P2"><draw:control text:anchor-type="paragraph" draw:z-index="16" draw:style-name="gr8" draw:text-style-name="P26" svg:width="0.7323in" svg:height="0.2087in" svg:x="2.5409in" svg:y="0.4874in" draw:control="control3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10" draw:style-name="gr6" draw:text-style-name="P23" svg:width="2.5004in" svg:height="0.2177in" svg:x="1.6598in" svg:y="2.0882in" draw:control="control22"/><draw:control text:anchor-type="paragraph" draw:z-index="15" draw:style-name="gr6" draw:text-style-name="P26" svg:width="0.7776in" svg:height="0.2087in" svg:x="0.0291in" svg:y="0.289in" draw:control="control18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4" draw:style-name="gr6" draw:text-style-name="P26" svg:width="1.1705in" svg:height="0.1713in" svg:x="0.0453in" svg:y="0.0035in" draw:control="control10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3" draw:style-name="gr3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32" draw:style-name="gr13" draw:text-style-name="P26" svg:width="0.6898in" svg:height="0.1335in" svg:x="0.0339in" svg:y="0.0654in" draw:control="control1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7" draw:style-name="gr8" draw:text-style-name="P24" svg:width="1.2224in" svg:height="0.2295in" svg:x="0.0102in" svg:y="0.011in" draw:control="control21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1972in" draw:z-index="5" draw:style-name="gr4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19" draw:style-name="gr8" draw:text-style-name="P24" svg:width="0.6878in" svg:height="0.1776in" svg:x="4.3846in" svg:y="0.0098in" draw:control="control25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<text:s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11" draw:style-name="gr3" draw:text-style-name="P23" svg:width="2.0823in" svg:height="0.2406in" draw:control="control7"/></text:p>
          </table:table-cell>
        </table:table-row>
        <table:table-row table:style-name="Table1.5">
          <table:table-cell table:style-name="Table1.A1" office:value-type="string">
            <text:p text:style-name="P16"><draw:control text:anchor-type="paragraph" draw:z-index="20" draw:style-name="gr8" draw:text-style-name="P27" svg:width="1.2087in" svg:height="0.5157in" svg:x="4.3783in" svg:y="0.0937in" draw:control="control29"/></text:p>
          </table:table-cell>
          <table:table-cell table:style-name="Table1.B5" office:value-type="string">
            <text:p text:style-name="P10">:</text:p>
          </table:table-cell>
          <table:table-cell table:style-name="Table1.A1" office:value-type="string">
            <text:p text:style-name="P15"/>
          </table:table-cell>
          <table:table-cell table:style-name="Table1.D5" office:value-type="string">
            <text:p text:style-name="P21"/>
          </table:table-cell>
          <table:table-cell table:style-name="Table1.D5" office:value-type="string">
            <text:p text:style-name="P15"/>
            <text:p text:style-name="P15"/>
            <text:p text:style-name="P15">:</text:p>
          </table:table-cell>
          <table:table-cell table:style-name="Table1.A1" office:value-type="string">
            <text:p text:style-name="P15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5" office:value-type="string">
            <text:p text:style-name="P7">:</text:p>
          </table:table-cell>
          <table:table-cell table:style-name="Table1.A1" office:value-type="string">
            <text:p text:style-name="P8"><draw:control text:anchor-type="paragraph" draw:z-index="9" draw:style-name="gr6" draw:text-style-name="P23" svg:width="2.6441in" svg:height="0.2177in" svg:x="0.0874in" svg:y="0.1437in" draw:control="control24"/></text:p>
          </table:table-cell>
          <table:table-cell table:style-name="Table1.A1" office:value-type="string">
            <text:p text:style-name="P9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7"><draw:control text:anchor-type="as-char" svg:y="0in" draw:z-index="8" draw:style-name="gr2" draw:text-style-name="P23" svg:width="0.826in" svg:height="0.1969in" draw:control="control9"/> <text:s text:c="2"/><draw:control text:anchor-type="as-char" svg:y="0.0209in" draw:z-index="13" draw:style-name="gr7" draw:text-style-name="P25" svg:width="0.6307in" svg:height="0.1969in" draw:control="control8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1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10T15:39:22.568000000</dc:date>
    <meta:editing-duration>P23DT8H22M20S</meta:editing-duration>
    <meta:editing-cycles>158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0" meta:word-count="12" meta:character-count="30" meta:non-whitespace-character-count="12"/>
  </office:meta>
</office:document-meta>
</file>